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background-color="transparent"/>
    </style:style>
    <style:style style:name="ce6" style:family="table-cell" style:parent-style-name="Default" style:data-style-name="N0">
      <style:table-cell-properties fo:background-color="#98FB98"/>
    </style:style>
    <style:style style:name="ce7" style:family="table-cell" style:parent-style-name="Default" style:data-style-name="N0">
      <style:table-cell-properties fo:border="thin solid #000000" style:vertical-align="top" fo:background-color="#98FB98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top" fo:background-color="transparent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background-color="transparent"/>
      <style:text-properties fo:color="#FF0000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background-color="#000000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background-color="#98FB98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top" fo:wrap-option="wrap"/>
    </style:style>
    <style:style style:name="ce20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able-cell-properties style:vertical-align="top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98FB98"/>
    </style:style>
    <style:style style:name="ce25" style:family="table-cell" style:parent-style-name="Default" style:data-style-name="N0">
      <style:table-cell-properties fo:border="thin solid #000000" fo:background-color="#98FB98"/>
    </style:style>
    <style:style style:name="ce26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o1" style:family="table-column">
      <style:table-column-properties fo:break-before="auto" style:column-width="2.667cm"/>
    </style:style>
    <style:style style:name="co2" style:family="table-column">
      <style:table-column-properties fo:break-before="auto" style:column-width="2.137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889cm"/>
    </style:style>
    <style:style style:name="co5" style:family="table-column">
      <style:table-column-properties fo:break-before="auto" style:column-width="1.651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1.73566666666667cm"/>
    </style:style>
    <style:style style:name="co8" style:family="table-column">
      <style:table-column-properties fo:break-before="auto" style:column-width="8.93233333333333cm"/>
    </style:style>
    <style:style style:name="co9" style:family="table-column">
      <style:table-column-properties fo:break-before="auto" style:column-width="7.66233333333333cm"/>
    </style:style>
    <style:style style:name="co10" style:family="table-column">
      <style:table-column-properties fo:break-before="auto" style:column-width="10.541cm"/>
    </style:style>
    <style:style style:name="co11" style:family="table-column">
      <style:table-column-properties fo:break-before="auto" style:column-width="2.26483333333333cm"/>
    </style:style>
    <style:style style:name="co12" style:family="table-column">
      <style:table-column-properties fo:break-before="auto" style:column-width="1.86266666666667cm"/>
    </style:style>
    <style:style style:name="co13" style:family="table-column">
      <style:table-column-properties fo:break-before="auto" style:column-width="2.032cm"/>
    </style:style>
    <style:style style:name="co14" style:family="table-column">
      <style:table-column-properties fo:break-before="auto" style:column-width="2.413cm"/>
    </style:style>
    <style:style style:name="co15" style:family="table-column">
      <style:table-column-properties fo:break-before="auto" style:column-width="10.16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  <table:content-validation table:name="val2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display="true"/>
        </table:content-validation>
        <table:content-validation table:name="val3">
          <table:help-message table:title="Required Sprint" table:display="true"/>
          <table:error-message table:display="true"/>
        </table:content-validation>
        <table:content-validation table:name="val4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5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6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7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8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9">
          <table:help-message table:title="Name" table:display="true">
            <text:p>Select any team name you prefer.</text:p>
          </table:help-message>
          <table:error-message table:display="true"/>
        </table:content-validation>
        <table:content-validation table:name="val10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1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2" table:condition="of:cell-content-is-in-list([Product_Backlog.$A$24:.$A$101])" table:base-cell-address="Sprint_01_Backlog.B17">
          <table:help-message table:title="Select Feature ID from Product Backlog" table:display="true"/>
          <table:error-message table:display="true"/>
        </table:content-validation>
        <table:content-validation table:name="val13" table:condition="of:cell-content-is-in-list([Product_Backlog.$G$5:.$G$8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14">
          <table:help-message table:title="Task Description" table:display="true"/>
          <table:error-message table:display="true"/>
        </table:content-validation>
        <table:content-validation table:name="val15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6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7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8" table:condition="of:cell-content-is-in-list([Product_Backlog.$A$24:.$A$101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19" table:condition="of:cell-content-is-in-list([Product_Backlog.$G$5:.$G$8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20">
          <table:help-message table:title="Task Description" table:display="true"/>
          <table:error-message table:display="true"/>
        </table:content-validation>
        <table:content-validation table:name="val21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2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3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4" table:condition="of:cell-content-is-in-list([Product_Backlog.$A$24:.$A$101])" table:base-cell-address="Sprint_03_Backlog.B17">
          <table:help-message table:title="Select Feature ID from Product Backlog" table:display="true"/>
          <table:error-message table:display="true"/>
        </table:content-validation>
        <table:content-validation table:name="val25" table:condition="of:cell-content-is-in-list([Product_Backlog.$G$5:.$G$8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26">
          <table:help-message table:title="Task Description" table:display="true"/>
          <table:error-message table:display="true"/>
        </table:content-validation>
        <table:content-validation table:name="val2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8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9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0" table:condition="of:cell-content-is-in-list([Product_Backlog.$A$24:.$A$101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31" table:condition="of:cell-content-is-in-list([Product_Backlog.$G$5:.$G$8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32">
          <table:help-message table:title="Task Description" table:display="true"/>
          <table:error-message table:display="true"/>
        </table:content-validation>
        <table:content-validation table:name="val33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4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9.97125in" svg:y="0.29167in" svg:width="6.30125in" svg:height="3.1338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Product Name:</text:p>
          </table:table-cell>
          <table:table-cell office:value-type="string" table:number-columns-spanned="5" table:number-rows-spanned="1" table:content-validation-name="val1" table:style-name="ce23">
            <text:p>Enigma Machine</text:p>
          </table:table-cell>
          <table:covered-table-cell table:number-columns-repeated="4"/>
          <table:table-cell table:style-name="ce3"/>
          <table:table-cell table:style-name="ce4"/>
          <table:table-cell table:style-name="ce1"/>
          <table:table-cell table:number-columns-repeated="16375" table:style-name="ce5"/>
        </table:table-row>
        <table:table-row table:style-name="ro2">
          <table:table-cell office:value-type="string" table:style-name="ce2">
            <text:p>Team ID:</text:p>
          </table:table-cell>
          <table:table-cell table:number-columns-spanned="5" table:number-rows-spanned="1" table:content-validation-name="val9" table:style-name="ce24"/>
          <table:covered-table-cell table:number-columns-repeated="4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table:number-columns-repeated="2" table:style-name="ce2"/>
          <table:table-cell table:number-columns-repeated="7" table:style-name="ce3"/>
          <table:table-cell table:number-columns-repeated="16375" table:style-name="ce5"/>
        </table:table-row>
        <table:table-row table:style-name="ro2">
          <table:table-cell table:style-name="ce2"/>
          <table:table-cell office:value-type="string" table:style-name="ce3">
            <text:p>Team Member Name</text:p>
          </table:table-cell>
          <table:table-cell table:number-columns-repeated="4" table:style-name="ce3"/>
          <table:table-cell office:value-type="string" table:style-name="ce3">
            <text:p>Initials</text:p>
          </table:table-cell>
          <table:table-cell office:value-type="string" table:style-name="ce3">
            <text:p>Student ID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2">
            <text:p>Required</text:p>
          </table:table-cell>
          <table:table-cell table:number-columns-spanned="5" table:number-rows-spanned="1" table:content-validation-name="val10" table:style-name="ce25"/>
          <table:covered-table-cell table:number-columns-repeated="4"/>
          <table:table-cell table:content-validation-name="val7" table:style-name="ce7"/>
          <table:table-cell table:content-validation-name="val8" table:style-name="ce7"/>
          <table:table-cell table:style-name="ce3"/>
          <table:table-cell table:number-columns-repeated="16375" table:style-name="ce5"/>
        </table:table-row>
        <table:table-row table:number-rows-repeated="5" table:style-name="ro2">
          <table:table-cell table:number-columns-repeated="8" table:style-name="ce1"/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8">
            <text:p>Sprint #</text:p>
          </table:table-cell>
          <table:table-cell office:value-type="string" table:style-name="ce9">
            <text:p>Remaining</text:p>
          </table:table-cell>
          <table:table-cell office:value-type="string" table:style-name="ce10">
            <text:p>Completed This Sprint</text:p>
          </table:table-cell>
          <table:table-cell table:number-columns-repeated="2" table:style-name="ce3"/>
          <table:table-cell office:value-type="string" table:style-name="ce3">
            <text:p>Comment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0" table:style-name="ce11">
            <text:p>0</text:p>
          </table:table-cell>
          <table:table-cell office:value-type="float" office:value="20" table:formula="of:=COUNT([.B24:.B127])" table:style-name="ce3">
            <text:p>20</text:p>
          </table:table-cell>
          <table:table-cell table:style-name="ce10"/>
          <table:table-cell table:style-name="ce3"/>
          <table:table-cell office:value-type="string" table:style-name="ce12">
            <text:p>Total</text:p>
          </table:table-cell>
          <table:table-cell office:value-type="string" table:style-name="ce3">
            <text:p>Total number of features (in column H)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float" office:value="18" table:formula="of:=[.B12]-[.C13]" table:style-name="ce3">
            <text:p>18</text:p>
          </table:table-cell>
          <table:table-cell office:value-type="float" office:value="2" table:formula="of:=COUNTIF([.F$24:.F$101];&quot;Finished in Sprint 1&quot;)" table:style-name="ce10">
            <text:p>2</text:p>
          </table:table-cell>
          <table:table-cell table:style-name="ce3"/>
          <table:table-cell office:value-type="float" office:value="1" table:style-name="ce12">
            <text:p>1</text:p>
          </table:table-cell>
          <table:table-cell office:value-type="string" table:style-name="ce3">
            <text:p>Total features left at the end of Sprint #1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2" table:style-name="ce11">
            <text:p>2</text:p>
          </table:table-cell>
          <table:table-cell office:value-type="float" office:value="16" table:formula="of:=[.B13]-[.C14]" table:style-name="ce3">
            <text:p>16</text:p>
          </table:table-cell>
          <table:table-cell office:value-type="float" office:value="2" table:formula="of:=COUNTIF([.F$24:.F$101];&quot;Finished in Sprint 2&quot;)" table:style-name="ce10">
            <text:p>2</text:p>
          </table:table-cell>
          <table:table-cell table:style-name="ce3"/>
          <table:table-cell office:value-type="float" office:value="2" table:style-name="ce12">
            <text:p>2</text:p>
          </table:table-cell>
          <table:table-cell office:value-type="string" table:style-name="ce3">
            <text:p>Total features left at the end of Sprint #2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3" table:style-name="ce11">
            <text:p>3</text:p>
          </table:table-cell>
          <table:table-cell office:value-type="float" office:value="15" table:formula="of:=[.B14]-[.C15]" table:style-name="ce3">
            <text:p>15</text:p>
          </table:table-cell>
          <table:table-cell office:value-type="float" office:value="1" table:formula="of:=COUNTIF([.F$24:.F$101];&quot;Finished in Sprint 3&quot;)" table:style-name="ce10">
            <text:p>1</text:p>
          </table:table-cell>
          <table:table-cell table:style-name="ce3"/>
          <table:table-cell office:value-type="float" office:value="3" table:style-name="ce12">
            <text:p>3</text:p>
          </table:table-cell>
          <table:table-cell office:value-type="string" table:style-name="ce3">
            <text:p>...and so on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4" table:style-name="ce11">
            <text:p>4</text:p>
          </table:table-cell>
          <table:table-cell office:value-type="float" office:value="15" table:formula="of:=[.B15]-[.C16]" table:style-name="ce3">
            <text:p>15</text:p>
          </table:table-cell>
          <table:table-cell office:value-type="float" office:value="0" table:formula="of:=COUNTIF([.F$24:.F$101];&quot;Finished in Sprint 4&quot;)" table:style-name="ce10">
            <text:p>0</text:p>
          </table:table-cell>
          <table:table-cell table:style-name="ce3"/>
          <table:table-cell table:style-name="ce12"/>
          <table:table-cell table:style-name="ce13"/>
          <table:table-cell table:number-columns-repeated="3" table:style-name="ce3"/>
          <table:table-cell table:number-columns-repeated="16375" table:style-name="ce5"/>
        </table:table-row>
        <table:table-row table:number-rows-repeated="2" table:style-name="ro2">
          <table:table-cell table:style-name="ce11"/>
          <table:table-cell table:number-columns-repeated="3" table:style-name="ce3"/>
          <table:table-cell table:style-name="ce12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8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5" table:style-name="ce3"/>
          <table:table-cell table:style-name="ce14"/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9" table:style-name="ce3"/>
          <table:table-cell table:number-columns-repeated="16375" table:style-name="ce5"/>
        </table:table-row>
        <table:table-row table:style-name="ro2">
          <table:table-cell table:number-columns-repeated="4" table:style-name="ce3"/>
          <table:table-cell office:value-type="string" table:number-columns-spanned="2" table:number-rows-spanned="1" table:style-name="ce26">
            <text:p>Sprints<text:s text:c="16"/></text:p>
          </table:table-cell>
          <table:covered-table-cell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string" table:style-name="ce15">
            <text:p>Feature ID</text:p>
          </table:table-cell>
          <table:table-cell office:value-type="string" table:style-name="ce15">
            <text:p>Priority</text:p>
          </table:table-cell>
          <table:table-cell office:value-type="string" table:style-name="ce15">
            <text:p>Required</text:p>
          </table:table-cell>
          <table:table-cell office:value-type="string" table:style-name="ce15">
            <text:p>Est</text:p>
          </table:table-cell>
          <table:table-cell office:value-type="string" table:style-name="ce15">
            <text:p>Planned</text:p>
          </table:table-cell>
          <table:table-cell office:value-type="string" table:style-name="ce15">
            <text:p>Status</text:p>
          </table:table-cell>
          <table:table-cell office:value-type="string" table:style-name="ce15">
            <text:p>As a...</text:p>
          </table:table-cell>
          <table:table-cell office:value-type="string" table:style-name="ce15">
            <text:p>I want to...</text:p>
          </table:table-cell>
          <table:table-cell office:value-type="string" table:style-name="ce15">
            <text:p>So that I can…</text:p>
          </table:table-cell>
          <table:table-cell office:value-type="string" table:style-name="ce15">
            <text:p>Note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F</text:p>
          </table:table-cell>
          <table:table-cell office:value-type="float" office:value="1" table:content-validation-name="val2" table:style-name="ce11">
            <text:p>1</text:p>
          </table:table-cell>
          <table:table-cell office:value-type="float" office:value="1" table:content-validation-name="val3" table:style-name="ce11">
            <text:p>1</text:p>
          </table:table-cell>
          <table:table-cell office:value-type="float" office:value="13" table:content-validation-name="val4" table:style-name="ce11">
            <text:p>13</text:p>
          </table:table-cell>
          <table:table-cell table:content-validation-name="val5" table:style-name="ce16"/>
          <table:table-cell office:value-type="string" table:content-validation-name="val6" table:style-name="ce16">
            <text:p>Finished in Sprint 2</text:p>
          </table:table-cell>
          <table:table-cell office:value-type="string" table:style-name="ce17">
            <text:p>User</text:p>
          </table:table-cell>
          <table:table-cell office:value-type="string" table:style-name="ce18">
            <text:p>Use Enigma encryption to encrypt a message</text:p>
          </table:table-cell>
          <table:table-cell office:value-type="string" table:style-name="ce19">
            <text:p>verify that the encryption process works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CC</text:p>
          </table:table-cell>
          <table:table-cell office:value-type="float" office:value="2" table:content-validation-name="val2" table:style-name="ce11">
            <text:p>2</text:p>
          </table:table-cell>
          <table:table-cell office:value-type="float" office:value="1" table:content-validation-name="val3" table:style-name="ce11">
            <text:p>1</text:p>
          </table:table-cell>
          <table:table-cell office:value-type="float" office:value="5" table:content-validation-name="val4" table:style-name="ce11">
            <text:p>5</text:p>
          </table:table-cell>
          <table:table-cell table:content-validation-name="val5" table:style-name="ce16"/>
          <table:table-cell office:value-type="string" table:content-validation-name="val6" table:style-name="ce16">
            <text:p>Finished in Sprint 3</text:p>
          </table:table-cell>
          <table:table-cell office:value-type="string" table:style-name="ce17">
            <text:p>User</text:p>
          </table:table-cell>
          <table:table-cell office:value-type="string" table:style-name="ce18">
            <text:p>Use Enigma to Decrypt a message</text:p>
          </table:table-cell>
          <table:table-cell office:value-type="string" table:style-name="ce19">
            <text:p>Verify that decryption works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GUI</text:p>
          </table:table-cell>
          <table:table-cell office:value-type="float" office:value="3" table:content-validation-name="val2" table:style-name="ce11">
            <text:p>3</text:p>
          </table:table-cell>
          <table:table-cell office:value-type="float" office:value="1" table:content-validation-name="val3" table:style-name="ce11">
            <text:p>1</text:p>
          </table:table-cell>
          <table:table-cell office:value-type="float" office:value="8" table:content-validation-name="val4" table:style-name="ce11">
            <text:p>8</text:p>
          </table:table-cell>
          <table:table-cell table:content-validation-name="val5" table:style-name="ce16"/>
          <table:table-cell office:value-type="string" table:content-validation-name="val6" table:style-name="ce16">
            <text:p>Finished in Sprint 1</text:p>
          </table:table-cell>
          <table:table-cell office:value-type="string" table:style-name="ce17">
            <text:p>User</text:p>
          </table:table-cell>
          <table:table-cell office:value-type="string" table:style-name="ce18">
            <text:p>Have a help section on how to use the encryption</text:p>
          </table:table-cell>
          <table:table-cell office:value-type="string" table:style-name="ce19">
            <text:p>Lower mistakes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PS</text:p>
          </table:table-cell>
          <table:table-cell office:value-type="float" office:value="4" table:content-validation-name="val2" table:style-name="ce11">
            <text:p>4</text:p>
          </table:table-cell>
          <table:table-cell office:value-type="float" office:value="1" table:content-validation-name="val3" table:style-name="ce11">
            <text:p>1</text:p>
          </table:table-cell>
          <table:table-cell office:value-type="float" office:value="5" table:content-validation-name="val4" table:style-name="ce11">
            <text:p>5</text:p>
          </table:table-cell>
          <table:table-cell office:value-type="float" office:value="1" table:content-validation-name="val5" table:style-name="ce16">
            <text:p>1</text:p>
          </table:table-cell>
          <table:table-cell office:value-type="string" table:content-validation-name="val6" table:style-name="ce16">
            <text:p>Finished in Sprint 1</text:p>
          </table:table-cell>
          <table:table-cell office:value-type="string" office:string-value="User" table:formula="of:=[.G26]" table:style-name="ce17">
            <text:p>User</text:p>
          </table:table-cell>
          <table:table-cell office:value-type="string" table:style-name="ce18">
            <text:p>Have a history blurb about its usage and impact</text:p>
          </table:table-cell>
          <table:table-cell office:value-type="string" table:style-name="ce19">
            <text:p>Show the importance of this encryption technolog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IGUI</text:p>
          </table:table-cell>
          <table:table-cell office:value-type="float" office:value="5" table:content-validation-name="val2" table:style-name="ce11">
            <text:p>5</text:p>
          </table:table-cell>
          <table:table-cell office:value-type="float" office:value="2" table:content-validation-name="val3" table:style-name="ce11">
            <text:p>2</text:p>
          </table:table-cell>
          <table:table-cell office:value-type="float" office:value="13" table:content-validation-name="val4" table:style-name="ce11">
            <text:p>13</text:p>
          </table:table-cell>
          <table:table-cell table:content-validation-name="val5" table:style-name="ce16"/>
          <table:table-cell office:value-type="string" table:content-validation-name="val6" table:style-name="ce16">
            <text:p>In Work</text:p>
          </table:table-cell>
          <table:table-cell office:value-type="string" office:string-value="User" table:formula="of:=[.G27]" table:style-name="ce17">
            <text:p>User</text:p>
          </table:table-cell>
          <table:table-cell office:value-type="string" table:style-name="ce18">
            <text:p>add Change Cogs function</text:p>
          </table:table-cell>
          <table:table-cell office:value-type="string" table:style-name="ce19">
            <text:p>Change the cogs in the machine</text:p>
          </table:table-cell>
          <table:table-cell office:value-type="string" table:style-name="ce19">
            <text:p>There were five cogs for the machine, and they could be set to different numbers each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BB</text:p>
          </table:table-cell>
          <table:table-cell office:value-type="float" office:value="7" table:content-validation-name="val2" table:style-name="ce11">
            <text:p>7</text:p>
          </table:table-cell>
          <table:table-cell office:value-type="float" office:value="2" table:content-validation-name="val3" table:style-name="ce11">
            <text:p>2</text:p>
          </table:table-cell>
          <table:table-cell office:value-type="float" office:value="3" table:content-validation-name="val4" table:style-name="ce11">
            <text:p>3</text:p>
          </table:table-cell>
          <table:table-cell table:content-validation-name="val5" table:style-name="ce16"/>
          <table:table-cell office:value-type="string" table:content-validation-name="val6" table:style-name="ce16">
            <text:p>In Work</text:p>
          </table:table-cell>
          <table:table-cell office:value-type="string" office:string-value="User" table:formula="of:=[.G28]" table:style-name="ce17">
            <text:p>User</text:p>
          </table:table-cell>
          <table:table-cell office:value-type="string" table:style-name="ce18">
            <text:p>generate <text:s/>cog and plugboard settings in a text file</text:p>
          </table:table-cell>
          <table:table-cell office:value-type="string" table:style-name="ce19">
            <text:p>Complete the machine to its historical accurac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CB</text:p>
          </table:table-cell>
          <table:table-cell office:value-type="float" office:value="6" table:content-validation-name="val2" table:style-name="ce11">
            <text:p>6</text:p>
          </table:table-cell>
          <table:table-cell office:value-type="float" office:value="2" table:content-validation-name="val3" table:style-name="ce11">
            <text:p>2</text:p>
          </table:table-cell>
          <table:table-cell office:value-type="float" office:value="2" table:content-validation-name="val4" table:style-name="ce11">
            <text:p>2</text:p>
          </table:table-cell>
          <table:table-cell table:content-validation-name="val5" table:style-name="ce16"/>
          <table:table-cell office:value-type="string" table:content-validation-name="val6" table:style-name="ce16">
            <text:p>In Work</text:p>
          </table:table-cell>
          <table:table-cell office:value-type="string" office:string-value="User" table:formula="of:=[.G29]" table:style-name="ce17">
            <text:p>User</text:p>
          </table:table-cell>
          <table:table-cell office:value-type="string" table:style-name="ce18">
            <text:p>make the plugboard (before the CoPlug file)</text:p>
          </table:table-cell>
          <table:table-cell office:value-type="string" table:style-name="ce19">
            <text:p>Increase permutations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CO</text:p>
          </table:table-cell>
          <table:table-cell office:value-type="float" office:value="8" table:content-validation-name="val2" table:style-name="ce11">
            <text:p>8</text:p>
          </table:table-cell>
          <table:table-cell office:value-type="float" office:value="2" table:content-validation-name="val3" table:style-name="ce11">
            <text:p>2</text:p>
          </table:table-cell>
          <table:table-cell office:value-type="float" office:value="8" table:content-validation-name="val4" table:style-name="ce11">
            <text:p>8</text:p>
          </table:table-cell>
          <table:table-cell table:content-validation-name="val5" table:style-name="ce16"/>
          <table:table-cell office:value-type="string" table:content-validation-name="val6" table:style-name="ce16">
            <text:p>Finished in Sprint 2</text:p>
          </table:table-cell>
          <table:table-cell office:value-type="string" office:string-value="User" table:formula="of:=[.G30]" table:style-name="ce17">
            <text:p>User</text:p>
          </table:table-cell>
          <table:table-cell office:value-type="string" table:style-name="ce18">
            <text:p>save Message to a variable/ temp variable</text:p>
          </table:table-cell>
          <table:table-cell office:value-type="string" table:style-name="ce19">
            <text:p>make it easy to handle message data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POC</text:p>
          </table:table-cell>
          <table:table-cell office:value-type="float" office:value="9" table:content-validation-name="val2" table:style-name="ce11">
            <text:p>9</text:p>
          </table:table-cell>
          <table:table-cell office:value-type="float" office:value="2" table:content-validation-name="val3" table:style-name="ce11">
            <text:p>2</text:p>
          </table:table-cell>
          <table:table-cell office:value-type="float" office:value="3" table:content-validation-name="val4" table:style-name="ce11">
            <text:p>3</text:p>
          </table:table-cell>
          <table:table-cell table:content-validation-name="val5" table:style-name="ce16"/>
          <table:table-cell office:value-type="string" table:content-validation-name="val6" table:style-name="ce16">
            <text:p>In Work</text:p>
          </table:table-cell>
          <table:table-cell office:value-type="string" office:string-value="User" table:formula="of:=[.G31]" table:style-name="ce17">
            <text:p>User</text:p>
          </table:table-cell>
          <table:table-cell office:value-type="string" table:style-name="ce18">
            <text:p>enable saving messages to a text file</text:p>
          </table:table-cell>
          <table:table-cell office:value-type="string" table:style-name="ce19">
            <text:p>make it easier to check previous messages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CSB</text:p>
          </table:table-cell>
          <table:table-cell office:value-type="float" office:value="10" table:content-validation-name="val2" table:style-name="ce11">
            <text:p>10</text:p>
          </table:table-cell>
          <table:table-cell office:value-type="float" office:value="3" table:content-validation-name="val3" table:style-name="ce11">
            <text:p>3</text:p>
          </table:table-cell>
          <table:table-cell office:value-type="float" office:value="8" table:content-validation-name="val4" table:style-name="ce11">
            <text:p>8</text:p>
          </table:table-cell>
          <table:table-cell table:content-validation-name="val5" table:style-name="ce16"/>
          <table:table-cell office:value-type="string" table:content-validation-name="val6" table:style-name="ce16">
            <text:p>In Work</text:p>
          </table:table-cell>
          <table:table-cell office:value-type="string" office:string-value="User" table:formula="of:=[.G32]" table:style-name="ce17">
            <text:p>User</text:p>
          </table:table-cell>
          <table:table-cell office:value-type="string" table:style-name="ce18">
            <text:p>enable loading messages to a text file</text:p>
          </table:table-cell>
          <table:table-cell office:value-type="string" table:style-name="ce19">
            <text:p>make it easier to check previous messages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CE</text:p>
          </table:table-cell>
          <table:table-cell office:value-type="float" office:value="11" table:content-validation-name="val2" table:style-name="ce11">
            <text:p>11</text:p>
          </table:table-cell>
          <table:table-cell office:value-type="float" office:value="3" table:content-validation-name="val3" table:style-name="ce11">
            <text:p>3</text:p>
          </table:table-cell>
          <table:table-cell office:value-type="float" office:value="13" table:content-validation-name="val4" table:style-name="ce11">
            <text:p>13</text:p>
          </table:table-cell>
          <table:table-cell table:content-validation-name="val5" table:style-name="ce16"/>
          <table:table-cell table:content-validation-name="val6" table:style-name="ce16"/>
          <table:table-cell office:value-type="string" office:string-value="User" table:formula="of:=[.G33]" table:style-name="ce17">
            <text:p>User</text:p>
          </table:table-cell>
          <table:table-cell office:value-type="string" table:style-name="ce18">
            <text:p>make save files with (message+CoPlug file)</text:p>
          </table:table-cell>
          <table:table-cell office:value-type="string" table:style-name="ce19">
            <text:p>change the save file to something more modular</text:p>
          </table:table-cell>
          <table:table-cell table:style-name="ce19"/>
          <table:table-cell table:number-columns-repeated="16374" table:style-name="ce20"/>
        </table:table-row>
        <table:table-row table:style-name="ro3">
          <table:table-cell office:value-type="string" table:style-name="ce2">
            <text:p>MST</text:p>
          </table:table-cell>
          <table:table-cell office:value-type="float" office:value="12" table:content-validation-name="val2" table:style-name="ce11">
            <text:p>12</text:p>
          </table:table-cell>
          <table:table-cell office:value-type="float" office:value="3" table:content-validation-name="val3" table:style-name="ce11">
            <text:p>3</text:p>
          </table:table-cell>
          <table:table-cell office:value-type="float" office:value="5" table:content-validation-name="val4" table:style-name="ce11">
            <text:p>5</text:p>
          </table:table-cell>
          <table:table-cell table:content-validation-name="val5" table:style-name="ce16"/>
          <table:table-cell table:content-validation-name="val6" table:style-name="ce16"/>
          <table:table-cell office:value-type="string" office:string-value="User" table:formula="of:=[.G34]" table:style-name="ce17">
            <text:p>User</text:p>
          </table:table-cell>
          <table:table-cell office:value-type="string" table:style-name="ce18">
            <text:p>make load files with (message+CoPlug file)</text:p>
          </table:table-cell>
          <table:table-cell office:value-type="string" table:style-name="ce19">
            <text:p>change the load file to something more modular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SAVD</text:p>
          </table:table-cell>
          <table:table-cell office:value-type="float" office:value="13" table:content-validation-name="val2" table:style-name="ce11">
            <text:p>13</text:p>
          </table:table-cell>
          <table:table-cell office:value-type="float" office:value="3" table:content-validation-name="val3" table:style-name="ce11">
            <text:p>3</text:p>
          </table:table-cell>
          <table:table-cell office:value-type="float" office:value="8" table:content-validation-name="val4" table:style-name="ce11">
            <text:p>8</text:p>
          </table:table-cell>
          <table:table-cell table:content-validation-name="val5" table:style-name="ce16"/>
          <table:table-cell table:content-validation-name="val6" table:style-name="ce16"/>
          <table:table-cell office:value-type="string" office:string-value="User" table:formula="of:=[.G35]" table:style-name="ce17">
            <text:p>User</text:p>
          </table:table-cell>
          <table:table-cell office:value-type="string" table:style-name="ce18">
            <text:p>make sure the files read correctly</text:p>
          </table:table-cell>
          <table:table-cell office:value-type="string" table:style-name="ce19">
            <text:p>verify save data and the load files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LOAD</text:p>
          </table:table-cell>
          <table:table-cell office:value-type="float" office:value="14" table:content-validation-name="val2" table:style-name="ce11">
            <text:p>14</text:p>
          </table:table-cell>
          <table:table-cell office:value-type="float" office:value="4" table:content-validation-name="val3" table:style-name="ce11">
            <text:p>4</text:p>
          </table:table-cell>
          <table:table-cell office:value-type="float" office:value="5" table:content-validation-name="val4" table:style-name="ce11">
            <text:p>5</text:p>
          </table:table-cell>
          <table:table-cell table:content-validation-name="val5" table:style-name="ce16"/>
          <table:table-cell office:value-type="string" table:content-validation-name="val6" table:style-name="ce16">
            <text:p>In Work</text:p>
          </table:table-cell>
          <table:table-cell office:value-type="string" office:string-value="User" table:formula="of:=[.G36]" table:style-name="ce17">
            <text:p>User</text:p>
          </table:table-cell>
          <table:table-cell office:value-type="string" table:style-name="ce18">
            <text:p>make a main menu for the machine</text:p>
          </table:table-cell>
          <table:table-cell office:value-type="string" table:style-name="ce19">
            <text:p>Make it easier to interact with the machine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POS</text:p>
          </table:table-cell>
          <table:table-cell office:value-type="float" office:value="15" table:content-validation-name="val2" table:style-name="ce11">
            <text:p>15</text:p>
          </table:table-cell>
          <table:table-cell office:value-type="float" office:value="4" table:content-validation-name="val3" table:style-name="ce11">
            <text:p>4</text:p>
          </table:table-cell>
          <table:table-cell office:value-type="float" office:value="5" table:content-validation-name="val4" table:style-name="ce11">
            <text:p>5</text:p>
          </table:table-cell>
          <table:table-cell table:content-validation-name="val5" table:style-name="ce16"/>
          <table:table-cell table:content-validation-name="val6" table:style-name="ce16"/>
          <table:table-cell office:value-type="string" office:string-value="User" table:formula="of:=[.G37]" table:style-name="ce17">
            <text:p>User</text:p>
          </table:table-cell>
          <table:table-cell office:value-type="string" table:style-name="ce18">
            <text:p>enable dialogs for encrption entry</text:p>
          </table:table-cell>
          <table:table-cell office:value-type="string" table:style-name="ce19">
            <text:p>Make encription more intuitive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PIX</text:p>
          </table:table-cell>
          <table:table-cell office:value-type="float" office:value="16" table:content-validation-name="val2" table:style-name="ce11">
            <text:p>16</text:p>
          </table:table-cell>
          <table:table-cell office:value-type="float" office:value="4" table:content-validation-name="val3" table:style-name="ce11">
            <text:p>4</text:p>
          </table:table-cell>
          <table:table-cell office:value-type="float" office:value="21" table:content-validation-name="val4" table:style-name="ce11">
            <text:p>21</text:p>
          </table:table-cell>
          <table:table-cell table:content-validation-name="val5" table:style-name="ce16"/>
          <table:table-cell table:content-validation-name="val6" table:style-name="ce16"/>
          <table:table-cell office:value-type="string" office:string-value="User" table:formula="of:=[.G38]" table:style-name="ce17">
            <text:p>User</text:p>
          </table:table-cell>
          <table:table-cell office:value-type="string" table:style-name="ce18">
            <text:p>enable dialogs for decrption entry</text:p>
          </table:table-cell>
          <table:table-cell office:value-type="string" table:style-name="ce19">
            <text:p>Make decryption more intuitive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CM</text:p>
          </table:table-cell>
          <table:table-cell office:value-type="float" office:value="17" table:content-validation-name="val2" table:style-name="ce11">
            <text:p>17</text:p>
          </table:table-cell>
          <table:table-cell office:value-type="float" office:value="4" table:content-validation-name="val3" table:style-name="ce11">
            <text:p>4</text:p>
          </table:table-cell>
          <table:table-cell office:value-type="float" office:value="3" table:content-validation-name="val4" table:style-name="ce11">
            <text:p>3</text:p>
          </table:table-cell>
          <table:table-cell table:content-validation-name="val5" table:style-name="ce16"/>
          <table:table-cell table:content-validation-name="val6" table:style-name="ce16"/>
          <table:table-cell office:value-type="string" office:string-value="User" table:formula="of:=[.G39]" table:style-name="ce17">
            <text:p>User</text:p>
          </table:table-cell>
          <table:table-cell office:value-type="string" table:style-name="ce18">
            <text:p>make dialogs for the rest of the menu options</text:p>
          </table:table-cell>
          <table:table-cell office:value-type="string" table:style-name="ce19">
            <text:p>Menu options are easier to interact with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P&amp;L</text:p>
          </table:table-cell>
          <table:table-cell office:value-type="float" office:value="18" table:content-validation-name="val2" table:style-name="ce11">
            <text:p>18</text:p>
          </table:table-cell>
          <table:table-cell office:value-type="float" office:value="4" table:content-validation-name="val3" table:style-name="ce11">
            <text:p>4</text:p>
          </table:table-cell>
          <table:table-cell office:value-type="float" office:value="8" table:content-validation-name="val4" table:style-name="ce11">
            <text:p>8</text:p>
          </table:table-cell>
          <table:table-cell table:content-validation-name="val5" table:style-name="ce16"/>
          <table:table-cell table:content-validation-name="val6" table:style-name="ce16"/>
          <table:table-cell office:value-type="string" office:string-value="User" table:formula="of:=[.G40]" table:style-name="ce17">
            <text:p>User</text:p>
          </table:table-cell>
          <table:table-cell office:value-type="string" table:style-name="ce18">
            <text:p>make the plug board easier to interact with through buttons</text:p>
          </table:table-cell>
          <table:table-cell office:value-type="string" table:style-name="ce19">
            <text:p>Make the plugboard more obvious to understand</text:p>
          </table:table-cell>
          <table:table-cell table:style-name="ce19"/>
          <table:table-cell table:number-columns-repeated="16374" table:style-name="ce21"/>
        </table:table-row>
        <table:table-row table:style-name="ro2">
          <table:table-cell office:value-type="string" table:style-name="ce2">
            <text:p>RI</text:p>
          </table:table-cell>
          <table:table-cell office:value-type="float" office:value="19" table:content-validation-name="val2" table:style-name="ce11">
            <text:p>19</text:p>
          </table:table-cell>
          <table:table-cell table:content-validation-name="val3" table:style-name="ce11"/>
          <table:table-cell office:value-type="float" office:value="5" table:content-validation-name="val4" table:style-name="ce11">
            <text:p>5</text:p>
          </table:table-cell>
          <table:table-cell table:content-validation-name="val5" table:style-name="ce16"/>
          <table:table-cell table:content-validation-name="val6" table:style-name="ce16"/>
          <table:table-cell office:value-type="string" office:string-value="User" table:formula="of:=[.G41]" table:style-name="ce17">
            <text:p>User</text:p>
          </table:table-cell>
          <table:table-cell office:value-type="string" table:style-name="ce18">
            <text:p>Have the message be diplayed encrypted while the user is typing it</text:p>
          </table:table-cell>
          <table:table-cell office:value-type="string" table:style-name="ce19">
            <text:p>Show the process taking place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RTM</text:p>
          </table:table-cell>
          <table:table-cell office:value-type="float" office:value="20" table:content-validation-name="val2" table:style-name="ce11">
            <text:p>20</text:p>
          </table:table-cell>
          <table:table-cell office:value-type="float" office:value="4" table:content-validation-name="val3" table:style-name="ce11">
            <text:p>4</text:p>
          </table:table-cell>
          <table:table-cell office:value-type="float" office:value="8" table:content-validation-name="val4" table:style-name="ce11">
            <text:p>8</text:p>
          </table:table-cell>
          <table:table-cell table:content-validation-name="val5" table:style-name="ce16"/>
          <table:table-cell table:content-validation-name="val6" table:style-name="ce16"/>
          <table:table-cell office:value-type="string" office:string-value="User" table:formula="of:=[.G42]" table:style-name="ce17">
            <text:p>User</text:p>
          </table:table-cell>
          <table:table-cell office:value-type="string" table:style-name="ce18">
            <text:p>Have the message be displayed decrypted while the user is typing it.</text:p>
          </table:table-cell>
          <table:table-cell office:value-type="string" table:style-name="ce19">
            <text:p>Show the process taking place</text:p>
          </table:table-cell>
          <table:table-cell table:style-name="ce19"/>
          <table:table-cell table:number-columns-repeated="16374"/>
        </table:table-row>
        <table:table-row table:style-name="ro2">
          <table:table-cell table:number-columns-repeated="9" table:style-name="ce2"/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table:content-validation-name="val3" table:style-name="ce11"/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office:string-value=" " table:formula="of:=[.G45]" table:style-name="ce17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table:content-validation-name="val3" table:style-name="ce11"/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office:string-value=" " table:formula="of:=[.G46]" table:style-name="ce17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table:content-validation-name="val3" table:style-name="ce11"/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office:string-value=" " table:formula="of:=[.G47]" table:style-name="ce17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table:content-validation-name="val3" table:style-name="ce11"/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office:string-value=" " table:formula="of:=[.G48]" table:style-name="ce17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table:content-validation-name="val3" table:style-name="ce11"/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office:string-value=" " table:formula="of:=[.G49]" table:style-name="ce17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table:content-validation-name="val3" table:style-name="ce11"/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office:string-value=" " table:formula="of:=[.G50]" table:style-name="ce17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table:content-validation-name="val3" table:style-name="ce11"/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office:string-value=" " table:formula="of:=[.G51]" table:style-name="ce17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table:content-validation-name="val3" table:style-name="ce11"/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office:string-value=" " table:formula="of:=[.G52]" table:style-name="ce17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table:content-validation-name="val3" table:style-name="ce11"/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office:string-value=" " table:formula="of:=[.G53]" table:style-name="ce17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table:content-validation-name="val3" table:style-name="ce11"/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office:string-value=" " table:formula="of:=[.G54]" table:style-name="ce17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table:content-validation-name="val3" table:style-name="ce11"/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office:value-type="string" office:string-value=" " table:formula="of:=[.G55]" table:style-name="ce17">
            <text:p><text:s/></text:p>
          </table:table-cell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table:style-name="ce19"/>
          <table:table-cell table:number-columns-repeated="16374"/>
        </table:table-row>
        <table:table-row table:style-name="ro2">
          <table:table-cell table:style-name="ce2"/>
          <table:table-cell office:value-type="string" table:style-name="ce2">
            <text:p><text:s/></text:p>
          </table:table-cell>
          <table:table-cell table:content-validation-name="val3" table:style-name="ce11"/>
          <table:table-cell table:content-validation-name="val4" table:style-name="ce11"/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table:style-name="ce17"/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table:style-name="ce19"/>
          <table:table-cell table:number-columns-repeated="16374"/>
        </table:table-row>
        <table:table-row table:number-rows-repeated="3" table:style-name="ro2">
          <table:table-cell table:style-name="ce2"/>
          <table:table-cell table:content-validation-name="val2" table:style-name="ce11"/>
          <table:table-cell table:content-validation-name="val3" table:style-name="ce11"/>
          <table:table-cell table:content-validation-name="val4" table:style-name="ce11"/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table:style-name="ce17"/>
          <table:table-cell table:style-name="ce2"/>
          <table:table-cell office:value-type="string" table:style-name="ce2">
            <text:p><text:s/></text:p>
          </table:table-cell>
          <table:table-cell table:style-name="ce19"/>
          <table:table-cell table:number-columns-repeated="16374"/>
        </table:table-row>
        <table:table-row table:number-rows-repeated="4" table:style-name="ro4">
          <table:table-cell table:style-name="ce2"/>
          <table:table-cell table:content-validation-name="val2" table:style-name="ce11"/>
          <table:table-cell table:content-validation-name="val3" table:style-name="ce11"/>
          <table:table-cell table:content-validation-name="val4" table:style-name="ce11"/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table:style-name="ce17"/>
          <table:table-cell table:style-name="ce2"/>
          <table:table-cell table:number-columns-repeated="2" table:style-name="ce19"/>
          <table:table-cell table:number-columns-repeated="16374"/>
        </table:table-row>
        <table:table-row table:number-rows-repeated="31" table:style-name="ro4">
          <table:table-cell/>
          <table:table-cell table:content-validation-name="val2" table:style-name="ce11"/>
          <table:table-cell table:content-validation-name="val3" table:style-name="ce11"/>
          <table:table-cell table:content-validation-name="val4" table:style-name="ce11"/>
          <table:table-cell office:value-type="string" table:style-name="ce2">
            <text:p><text:s/></text:p>
          </table:table-cell>
          <table:table-cell office:value-type="string" table:style-name="ce2">
            <text:p><text:s/></text:p>
          </table:table-cell>
          <table:table-cell table:style-name="ce17"/>
          <table:table-cell table:style-name="ce2"/>
          <table:table-cell table:number-columns-repeated="2" table:style-name="ce19"/>
          <table:table-cell table:number-columns-repeated="16374"/>
        </table:table-row>
        <table:table-row table:style-name="ro4">
          <table:table-cell/>
          <table:table-cell table:number-columns-repeated="4" table:style-name="ce2"/>
          <table:table-cell office:value-type="string" table:style-name="ce2">
            <text:p><text:s/></text:p>
          </table:table-cell>
          <table:table-cell table:number-columns-repeated="1018" table:style-name="ce2"/>
          <table:table-cell table:number-columns-repeated="15360"/>
        </table:table-row>
        <table:table-row table:style-name="ro4">
          <table:table-cell table:number-columns-repeated="5"/>
          <table:table-cell office:value-type="string" table:style-name="ce2">
            <text:p><text:s/></text:p>
          </table:table-cell>
          <table:table-cell table:number-columns-repeated="16378"/>
        </table:table-row>
        <table:table-row table:number-rows-repeated="1048479" table:style-name="ro4">
          <table:table-cell table:number-columns-repeated="16384"/>
        </table:table-row>
      </table:table>
      <table:table table:name="Sprint_01_Backlog" table:style-name="ta2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1" table:style-name="ce27">
            <text:p>1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10-30T00:00:00" table:style-name="ce29">
            <text:p>Oct 30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11-06T00:00:00" table:style-name="ce29">
            <text:p>Nov 06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4" table:formula="of:=COUNTA([.D17:.D995])" table:style-name="ce27">
            <text:p>4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4" table:formula="of:=[.B7]-[.C8]" table:style-name="ce27">
            <text:p>4</text:p>
          </table:table-cell>
          <table:table-cell office:value-type="float" office:value="0" table:formula="of:=COUNTIF([.E$17:.E$995]; &quot;Completed Day 1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4" table:formula="of:=[.B8]-[.C9]" table:style-name="ce27">
            <text:p>4</text:p>
          </table:table-cell>
          <table:table-cell office:value-type="float" office:value="0" table:formula="of:=COUNTIF([.E$17:.E$995]; &quot;Completed Day 2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4" table:formula="of:=[.B9]-[.C10]" table:style-name="ce27">
            <text:p>4</text:p>
          </table:table-cell>
          <table:table-cell office:value-type="float" office:value="0" table:formula="of:=COUNTIF([.E$17:.E$995]; &quot;Completed Day 3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4" table:formula="of:=[.B10]-[.C11]" table:style-name="ce27">
            <text:p>4</text:p>
          </table:table-cell>
          <table:table-cell office:value-type="float" office:value="0" table:formula="of:=COUNTIF([.E$17:.E$995]; &quot;Completed Day 4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4" table:formula="of:=[.B11]-[.C12]" table:style-name="ce27">
            <text:p>4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4" table:formula="of:=[.B12]-[.C13]" table:style-name="ce27">
            <text:p>4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3" table:formula="of:=[.B13]-[.C14]" table:style-name="ce27">
            <text:p>3</text:p>
          </table:table-cell>
          <table:table-cell office:value-type="float" office:value="1" table:formula="of:=COUNTIF([.E$17:.E$995]; &quot;Completed Day 7&quot;)" table:style-name="ce27">
            <text:p>1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1" table:style-name="ce1">
            <text:p>1</text:p>
          </table:table-cell>
          <table:table-cell table:content-validation-name="val12" table:style-name="ce6"/>
          <table:table-cell table:content-validation-name="val13" table:style-name="ce22"/>
          <table:table-cell office:value-type="string" table:style-name="ce34">
            <text:p>make view, and machine to encrypt</text:p>
          </table:table-cell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" table:content-validation-name="val11" table:style-name="ce1">
            <text:p>2</text:p>
          </table:table-cell>
          <table:table-cell table:content-validation-name="val12" table:style-name="ce6"/>
          <table:table-cell table:content-validation-name="val13" table:style-name="ce22"/>
          <table:table-cell office:value-type="string" table:content-validation-name="val14" table:style-name="ce6">
            <text:p>make plug board to add more to encryption</text:p>
          </table:table-cell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" table:content-validation-name="val11" table:style-name="ce1">
            <text:p>3</text:p>
          </table:table-cell>
          <table:table-cell table:content-validation-name="val12" table:style-name="ce6"/>
          <table:table-cell table:content-validation-name="val13" table:style-name="ce22"/>
          <table:table-cell office:value-type="string" table:content-validation-name="val14" table:style-name="ce6">
            <text:p>Have menu and extra text blurbs finished</text:p>
          </table:table-cell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" table:content-validation-name="val11" table:style-name="ce1">
            <text:p>4</text:p>
          </table:table-cell>
          <table:table-cell table:content-validation-name="val12" table:style-name="ce6"/>
          <table:table-cell table:content-validation-name="val13" table:style-name="ce22"/>
          <table:table-cell office:value-type="string" table:content-validation-name="val14" table:style-name="ce6">
            <text:p>lay the groundwork for the cogs function</text:p>
          </table:table-cell>
          <table:table-cell office:value-type="string" table:content-validation-name="val15" table:style-name="ce35">
            <text:p>Completed Day 7</text:p>
          </table:table-cell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" table:content-validation-name="val11" table:style-name="ce1">
            <text:p>5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" table:content-validation-name="val11" table:style-name="ce1">
            <text:p>6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" table:content-validation-name="val11" table:style-name="ce1">
            <text:p>7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" table:content-validation-name="val11" table:style-name="ce1">
            <text:p>8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9" table:content-validation-name="val11" table:style-name="ce1">
            <text:p>9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0" table:content-validation-name="val11" table:style-name="ce1">
            <text:p>10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1" table:content-validation-name="val11" table:style-name="ce1">
            <text:p>11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2" table:content-validation-name="val11" table:style-name="ce1">
            <text:p>12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3" table:content-validation-name="val11" table:style-name="ce1">
            <text:p>13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4" table:content-validation-name="val11" table:style-name="ce1">
            <text:p>1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5" table:content-validation-name="val11" table:style-name="ce1">
            <text:p>15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6" table:content-validation-name="val11" table:style-name="ce1">
            <text:p>16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7" table:content-validation-name="val11" table:style-name="ce1">
            <text:p>17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8" table:content-validation-name="val11" table:style-name="ce1">
            <text:p>18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9" table:content-validation-name="val11" table:style-name="ce1">
            <text:p>19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0" table:content-validation-name="val11" table:style-name="ce1">
            <text:p>20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1" table:content-validation-name="val11" table:style-name="ce1">
            <text:p>21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2" table:content-validation-name="val11" table:style-name="ce1">
            <text:p>22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3" table:content-validation-name="val11" table:style-name="ce1">
            <text:p>23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4" table:content-validation-name="val11" table:style-name="ce1">
            <text:p>2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5" table:content-validation-name="val11" table:style-name="ce1">
            <text:p>25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6" table:content-validation-name="val11" table:style-name="ce1">
            <text:p>26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7" table:content-validation-name="val11" table:style-name="ce1">
            <text:p>27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8" table:content-validation-name="val11" table:style-name="ce1">
            <text:p>28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9" table:content-validation-name="val11" table:style-name="ce1">
            <text:p>29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0" table:content-validation-name="val11" table:style-name="ce1">
            <text:p>30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1" table:content-validation-name="val11" table:style-name="ce1">
            <text:p>31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2" table:content-validation-name="val11" table:style-name="ce1">
            <text:p>32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3" table:content-validation-name="val11" table:style-name="ce1">
            <text:p>33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4" table:content-validation-name="val11" table:style-name="ce1">
            <text:p>3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5" table:content-validation-name="val11" table:style-name="ce1">
            <text:p>35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6" table:content-validation-name="val11" table:style-name="ce1">
            <text:p>36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7" table:content-validation-name="val11" table:style-name="ce1">
            <text:p>37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8" table:content-validation-name="val11" table:style-name="ce1">
            <text:p>38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9" table:content-validation-name="val11" table:style-name="ce1">
            <text:p>39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0" table:content-validation-name="val11" table:style-name="ce1">
            <text:p>40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1" table:content-validation-name="val11" table:style-name="ce1">
            <text:p>41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2" table:content-validation-name="val11" table:style-name="ce1">
            <text:p>42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3" table:content-validation-name="val11" table:style-name="ce1">
            <text:p>43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4" table:content-validation-name="val11" table:style-name="ce1">
            <text:p>4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5" table:content-validation-name="val11" table:style-name="ce1">
            <text:p>45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6" table:content-validation-name="val11" table:style-name="ce1">
            <text:p>46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7" table:content-validation-name="val11" table:style-name="ce1">
            <text:p>47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8" table:content-validation-name="val11" table:style-name="ce1">
            <text:p>48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9" table:content-validation-name="val11" table:style-name="ce1">
            <text:p>49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0" table:content-validation-name="val11" table:style-name="ce1">
            <text:p>50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1" table:content-validation-name="val11" table:style-name="ce1">
            <text:p>51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2" table:content-validation-name="val11" table:style-name="ce1">
            <text:p>52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3" table:content-validation-name="val11" table:style-name="ce1">
            <text:p>53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4" table:content-validation-name="val11" table:style-name="ce1">
            <text:p>5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5" table:content-validation-name="val11" table:style-name="ce1">
            <text:p>55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6" table:content-validation-name="val11" table:style-name="ce1">
            <text:p>56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7" table:content-validation-name="val11" table:style-name="ce1">
            <text:p>57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8" table:content-validation-name="val11" table:style-name="ce1">
            <text:p>58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9" table:content-validation-name="val11" table:style-name="ce1">
            <text:p>59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0" table:content-validation-name="val11" table:style-name="ce1">
            <text:p>60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1" table:content-validation-name="val11" table:style-name="ce1">
            <text:p>61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2" table:content-validation-name="val11" table:style-name="ce1">
            <text:p>62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3" table:content-validation-name="val11" table:style-name="ce1">
            <text:p>63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4" table:content-validation-name="val11" table:style-name="ce1">
            <text:p>6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5" table:content-validation-name="val11" table:style-name="ce1">
            <text:p>65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6" table:content-validation-name="val11" table:style-name="ce1">
            <text:p>66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7" table:content-validation-name="val11" table:style-name="ce1">
            <text:p>67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8" table:content-validation-name="val11" table:style-name="ce1">
            <text:p>68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9" table:content-validation-name="val11" table:style-name="ce1">
            <text:p>69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0" table:content-validation-name="val11" table:style-name="ce1">
            <text:p>70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1" table:content-validation-name="val11" table:style-name="ce1">
            <text:p>71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2" table:content-validation-name="val11" table:style-name="ce1">
            <text:p>72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3" table:content-validation-name="val11" table:style-name="ce1">
            <text:p>73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4" table:content-validation-name="val11" table:style-name="ce1">
            <text:p>7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5" table:content-validation-name="val11" table:style-name="ce1">
            <text:p>75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6" table:content-validation-name="val11" table:style-name="ce1">
            <text:p>76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7" table:content-validation-name="val11" table:style-name="ce1">
            <text:p>77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8" table:content-validation-name="val11" table:style-name="ce1">
            <text:p>78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9" table:content-validation-name="val11" table:style-name="ce1">
            <text:p>79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0" table:content-validation-name="val11" table:style-name="ce1">
            <text:p>80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1" table:content-validation-name="val11" table:style-name="ce1">
            <text:p>81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2" table:content-validation-name="val11" table:style-name="ce1">
            <text:p>82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3" table:content-validation-name="val11" table:style-name="ce1">
            <text:p>83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4" table:content-validation-name="val11" table:style-name="ce1">
            <text:p>84</text:p>
          </table:table-cell>
          <table:table-cell table:content-validation-name="val12" table:style-name="ce6"/>
          <table:table-cell table:content-validation-name="val13" table:style-name="ce22"/>
          <table:table-cell table:content-validation-name="val14" table:style-name="ce6"/>
          <table:table-cell table:content-validation-name="val15" table:style-name="ce35"/>
          <table:table-cell table:content-validation-name="val16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2_Backlog" table:style-name="ta1">
        <table:shapes>
          <draw:frame draw:z-index="1" draw:id="id2" draw:style-name="a2" draw:name="Chart 1" svg:x="4.46889in" svg:y="0.48736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2" table:formula="of:=[Sprint_01_Backlog.B1]+1" table:style-name="ce27">
            <text:p>2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11-06T00:00:00" table:formula="of:=[Sprint_01_Backlog.B3]" table:style-name="ce29">
            <text:p>Nov 06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11-13T00:00:00" table:formula="of:=[.B2]+7" table:style-name="ce29">
            <text:p>Nov 13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1" table:formula="of:=COUNTA([.D17:.D995])" table:style-name="ce27">
            <text:p>1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1" table:formula="of:=[.B7]-[.C8]" table:style-name="ce27">
            <text:p>1</text:p>
          </table:table-cell>
          <table:table-cell office:value-type="float" office:value="0" table:formula="of:=COUNTIF([.E$17:.E$995]; &quot;Completed Day 1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1" table:formula="of:=[.B8]-[.C9]" table:style-name="ce27">
            <text:p>1</text:p>
          </table:table-cell>
          <table:table-cell office:value-type="float" office:value="0" table:formula="of:=COUNTIF([.E$17:.E$995]; &quot;Completed Day 2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1" table:formula="of:=[.B9]-[.C10]" table:style-name="ce27">
            <text:p>1</text:p>
          </table:table-cell>
          <table:table-cell office:value-type="float" office:value="0" table:formula="of:=COUNTIF([.E$17:.E$995]; &quot;Completed Day 3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1" table:formula="of:=[.B10]-[.C11]" table:style-name="ce27">
            <text:p>1</text:p>
          </table:table-cell>
          <table:table-cell office:value-type="float" office:value="0" table:formula="of:=COUNTIF([.E$17:.E$995]; &quot;Completed Day 4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1" table:formula="of:=[.B11]-[.C12]" table:style-name="ce27">
            <text:p>1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1" table:formula="of:=[.B12]-[.C13]" table:style-name="ce27">
            <text:p>1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1" table:formula="of:=[.B13]-[.C14]" table:style-name="ce27">
            <text:p>1</text:p>
          </table:table-cell>
          <table:table-cell office:value-type="float" office:value="0" table:formula="of:=COUNTIF([.E$17:.E$995]; &quot;Completed Day 7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7" table:style-name="ce1">
            <text:p>1</text:p>
          </table:table-cell>
          <table:table-cell table:content-validation-name="val18" table:style-name="ce6"/>
          <table:table-cell table:content-validation-name="val19" table:style-name="ce22"/>
          <table:table-cell office:value-type="string" table:style-name="ce34">
            <text:p>--&gt; Add tasks to complete each feature for this sprint</text:p>
          </table:table-cell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" table:content-validation-name="val17" table:style-name="ce1">
            <text:p>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" table:content-validation-name="val17" table:style-name="ce1">
            <text:p>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" table:content-validation-name="val17" table:style-name="ce1">
            <text:p>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" table:content-validation-name="val17" table:style-name="ce1">
            <text:p>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" table:content-validation-name="val17" table:style-name="ce1">
            <text:p>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" table:content-validation-name="val17" table:style-name="ce1">
            <text:p>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" table:content-validation-name="val17" table:style-name="ce1">
            <text:p>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9" table:content-validation-name="val17" table:style-name="ce1">
            <text:p>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0" table:content-validation-name="val17" table:style-name="ce1">
            <text:p>1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1" table:content-validation-name="val17" table:style-name="ce1">
            <text:p>1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2" table:content-validation-name="val17" table:style-name="ce1">
            <text:p>1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3" table:content-validation-name="val17" table:style-name="ce1">
            <text:p>1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4" table:content-validation-name="val17" table:style-name="ce1">
            <text:p>1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5" table:content-validation-name="val17" table:style-name="ce1">
            <text:p>1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6" table:content-validation-name="val17" table:style-name="ce1">
            <text:p>1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7" table:content-validation-name="val17" table:style-name="ce1">
            <text:p>1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8" table:content-validation-name="val17" table:style-name="ce1">
            <text:p>1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9" table:content-validation-name="val17" table:style-name="ce1">
            <text:p>1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0" table:content-validation-name="val17" table:style-name="ce1">
            <text:p>2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1" table:content-validation-name="val17" table:style-name="ce1">
            <text:p>2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2" table:content-validation-name="val17" table:style-name="ce1">
            <text:p>2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3" table:content-validation-name="val17" table:style-name="ce1">
            <text:p>2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4" table:content-validation-name="val17" table:style-name="ce1">
            <text:p>2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5" table:content-validation-name="val17" table:style-name="ce1">
            <text:p>2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6" table:content-validation-name="val17" table:style-name="ce1">
            <text:p>2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7" table:content-validation-name="val17" table:style-name="ce1">
            <text:p>2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8" table:content-validation-name="val17" table:style-name="ce1">
            <text:p>2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9" table:content-validation-name="val17" table:style-name="ce1">
            <text:p>2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0" table:content-validation-name="val17" table:style-name="ce1">
            <text:p>3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1" table:content-validation-name="val17" table:style-name="ce1">
            <text:p>3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2" table:content-validation-name="val17" table:style-name="ce1">
            <text:p>3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3" table:content-validation-name="val17" table:style-name="ce1">
            <text:p>3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4" table:content-validation-name="val17" table:style-name="ce1">
            <text:p>3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5" table:content-validation-name="val17" table:style-name="ce1">
            <text:p>3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6" table:content-validation-name="val17" table:style-name="ce1">
            <text:p>3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7" table:content-validation-name="val17" table:style-name="ce1">
            <text:p>3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8" table:content-validation-name="val17" table:style-name="ce1">
            <text:p>3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9" table:content-validation-name="val17" table:style-name="ce1">
            <text:p>3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0" table:content-validation-name="val17" table:style-name="ce1">
            <text:p>4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1" table:content-validation-name="val17" table:style-name="ce1">
            <text:p>4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2" table:content-validation-name="val17" table:style-name="ce1">
            <text:p>4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3" table:content-validation-name="val17" table:style-name="ce1">
            <text:p>4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4" table:content-validation-name="val17" table:style-name="ce1">
            <text:p>4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5" table:content-validation-name="val17" table:style-name="ce1">
            <text:p>4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6" table:content-validation-name="val17" table:style-name="ce1">
            <text:p>4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7" table:content-validation-name="val17" table:style-name="ce1">
            <text:p>4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8" table:content-validation-name="val17" table:style-name="ce1">
            <text:p>4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9" table:content-validation-name="val17" table:style-name="ce1">
            <text:p>4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0" table:content-validation-name="val17" table:style-name="ce1">
            <text:p>5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1" table:content-validation-name="val17" table:style-name="ce1">
            <text:p>5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2" table:content-validation-name="val17" table:style-name="ce1">
            <text:p>5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3" table:content-validation-name="val17" table:style-name="ce1">
            <text:p>5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4" table:content-validation-name="val17" table:style-name="ce1">
            <text:p>5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5" table:content-validation-name="val17" table:style-name="ce1">
            <text:p>5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6" table:content-validation-name="val17" table:style-name="ce1">
            <text:p>5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7" table:content-validation-name="val17" table:style-name="ce1">
            <text:p>5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8" table:content-validation-name="val17" table:style-name="ce1">
            <text:p>5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9" table:content-validation-name="val17" table:style-name="ce1">
            <text:p>5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0" table:content-validation-name="val17" table:style-name="ce1">
            <text:p>6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1" table:content-validation-name="val17" table:style-name="ce1">
            <text:p>6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2" table:content-validation-name="val17" table:style-name="ce1">
            <text:p>6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3" table:content-validation-name="val17" table:style-name="ce1">
            <text:p>6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4" table:content-validation-name="val17" table:style-name="ce1">
            <text:p>6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5" table:content-validation-name="val17" table:style-name="ce1">
            <text:p>6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6" table:content-validation-name="val17" table:style-name="ce1">
            <text:p>6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7" table:content-validation-name="val17" table:style-name="ce1">
            <text:p>6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8" table:content-validation-name="val17" table:style-name="ce1">
            <text:p>6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9" table:content-validation-name="val17" table:style-name="ce1">
            <text:p>6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0" table:content-validation-name="val17" table:style-name="ce1">
            <text:p>7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1" table:content-validation-name="val17" table:style-name="ce1">
            <text:p>7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2" table:content-validation-name="val17" table:style-name="ce1">
            <text:p>7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3" table:content-validation-name="val17" table:style-name="ce1">
            <text:p>7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4" table:content-validation-name="val17" table:style-name="ce1">
            <text:p>7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5" table:content-validation-name="val17" table:style-name="ce1">
            <text:p>7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6" table:content-validation-name="val17" table:style-name="ce1">
            <text:p>7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7" table:content-validation-name="val17" table:style-name="ce1">
            <text:p>7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8" table:content-validation-name="val17" table:style-name="ce1">
            <text:p>7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9" table:content-validation-name="val17" table:style-name="ce1">
            <text:p>7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0" table:content-validation-name="val17" table:style-name="ce1">
            <text:p>8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1" table:content-validation-name="val17" table:style-name="ce1">
            <text:p>8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2" table:content-validation-name="val17" table:style-name="ce1">
            <text:p>8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3" table:content-validation-name="val17" table:style-name="ce1">
            <text:p>8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4" table:content-validation-name="val17" table:style-name="ce1">
            <text:p>8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3_Backlog" table:style-name="ta1">
        <table:shapes>
          <draw:frame draw:z-index="1" draw:id="id3" draw:style-name="a3" draw:name="Chart 1" svg:x="4.46889in" svg:y="0.48736in" svg:width="4.10236in" svg:height="2.02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3" table:formula="of:=[Sprint_02_Backlog.B1]+1" table:style-name="ce27">
            <text:p>3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11-13T00:00:00" table:formula="of:=[Sprint_02_Backlog.B3]" table:style-name="ce29">
            <text:p>Nov 13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11-20T00:00:00" table:formula="of:=[.B2]+7" table:style-name="ce29">
            <text:p>Nov 20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4" table:formula="of:=COUNTA([.D17:.D995])" table:style-name="ce27">
            <text:p>4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4" table:formula="of:=[.B7]-[.C8]" table:style-name="ce27">
            <text:p>4</text:p>
          </table:table-cell>
          <table:table-cell office:value-type="float" office:value="0" table:formula="of:=COUNTIF([.E$17:.E$995]; &quot;Completed Day 1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4" table:formula="of:=[.B8]-[.C9]" table:style-name="ce27">
            <text:p>4</text:p>
          </table:table-cell>
          <table:table-cell office:value-type="float" office:value="0" table:formula="of:=COUNTIF([.E$17:.E$995]; &quot;Completed Day 2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4" table:formula="of:=[.B9]-[.C10]" table:style-name="ce27">
            <text:p>4</text:p>
          </table:table-cell>
          <table:table-cell office:value-type="float" office:value="0" table:formula="of:=COUNTIF([.E$17:.E$995]; &quot;Completed Day 3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2" table:formula="of:=[.B10]-[.C11]" table:style-name="ce27">
            <text:p>2</text:p>
          </table:table-cell>
          <table:table-cell office:value-type="float" office:value="2" table:formula="of:=COUNTIF([.E$17:.E$995]; &quot;Completed Day 4&quot;)" table:style-name="ce27">
            <text:p>2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2" table:formula="of:=[.B11]-[.C12]" table:style-name="ce27">
            <text:p>2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2" table:formula="of:=[.B12]-[.C13]" table:style-name="ce27">
            <text:p>2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1" table:formula="of:=[.B13]-[.C14]" table:style-name="ce27">
            <text:p>1</text:p>
          </table:table-cell>
          <table:table-cell office:value-type="float" office:value="1" table:formula="of:=COUNTIF([.E$17:.E$995]; &quot;Completed Day 7&quot;)" table:style-name="ce27">
            <text:p>1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3" table:style-name="ce1">
            <text:p>1</text:p>
          </table:table-cell>
          <table:table-cell office:value-type="string" table:content-validation-name="val24" table:style-name="ce6">
            <text:p><text:s/></text:p>
          </table:table-cell>
          <table:table-cell table:content-validation-name="val25" table:style-name="ce22"/>
          <table:table-cell office:value-type="string" table:style-name="ce34">
            <text:p>--&gt; Add tasks to complete each feature for this sprint</text:p>
          </table:table-cell>
          <table:table-cell office:value-type="string" table:content-validation-name="val27" table:style-name="ce35">
            <text:p>Completed Day 4</text:p>
          </table:table-cell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" table:content-validation-name="val23" table:style-name="ce1">
            <text:p>2</text:p>
          </table:table-cell>
          <table:table-cell table:content-validation-name="val24" table:style-name="ce6"/>
          <table:table-cell table:content-validation-name="val25" table:style-name="ce22"/>
          <table:table-cell office:value-type="string" table:content-validation-name="val26" table:style-name="ce6">
            <text:p>Finish the complex encryption Algorithm</text:p>
          </table:table-cell>
          <table:table-cell office:value-type="string" table:content-validation-name="val27" table:style-name="ce35">
            <text:p>Completed Day 4</text:p>
          </table:table-cell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" table:content-validation-name="val23" table:style-name="ce1">
            <text:p>3</text:p>
          </table:table-cell>
          <table:table-cell table:content-validation-name="val24" table:style-name="ce6"/>
          <table:table-cell table:content-validation-name="val25" table:style-name="ce22"/>
          <table:table-cell office:value-type="string" table:content-validation-name="val26" table:style-name="ce6">
            <text:p>Write the menu</text:p>
          </table:table-cell>
          <table:table-cell office:value-type="string" table:content-validation-name="val27" table:style-name="ce35">
            <text:p>Completed Day 7</text:p>
          </table:table-cell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" table:content-validation-name="val23" table:style-name="ce1">
            <text:p>4</text:p>
          </table:table-cell>
          <table:table-cell table:content-validation-name="val24" table:style-name="ce6"/>
          <table:table-cell table:content-validation-name="val25" table:style-name="ce22"/>
          <table:table-cell office:value-type="string" table:content-validation-name="val26" table:style-name="ce6">
            <text:p>Finish writing the basic menu</text:p>
          </table:table-cell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" table:content-validation-name="val23" table:style-name="ce1">
            <text:p>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" table:content-validation-name="val23" table:style-name="ce1">
            <text:p>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" table:content-validation-name="val23" table:style-name="ce1">
            <text:p>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" table:content-validation-name="val23" table:style-name="ce1">
            <text:p>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9" table:content-validation-name="val23" table:style-name="ce1">
            <text:p>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0" table:content-validation-name="val23" table:style-name="ce1">
            <text:p>1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1" table:content-validation-name="val23" table:style-name="ce1">
            <text:p>1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2" table:content-validation-name="val23" table:style-name="ce1">
            <text:p>1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3" table:content-validation-name="val23" table:style-name="ce1">
            <text:p>1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4" table:content-validation-name="val23" table:style-name="ce1">
            <text:p>1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5" table:content-validation-name="val23" table:style-name="ce1">
            <text:p>1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6" table:content-validation-name="val23" table:style-name="ce1">
            <text:p>1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7" table:content-validation-name="val23" table:style-name="ce1">
            <text:p>1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8" table:content-validation-name="val23" table:style-name="ce1">
            <text:p>1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9" table:content-validation-name="val23" table:style-name="ce1">
            <text:p>1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0" table:content-validation-name="val23" table:style-name="ce1">
            <text:p>2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1" table:content-validation-name="val23" table:style-name="ce1">
            <text:p>2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2" table:content-validation-name="val23" table:style-name="ce1">
            <text:p>2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3" table:content-validation-name="val23" table:style-name="ce1">
            <text:p>2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4" table:content-validation-name="val23" table:style-name="ce1">
            <text:p>2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5" table:content-validation-name="val23" table:style-name="ce1">
            <text:p>2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6" table:content-validation-name="val23" table:style-name="ce1">
            <text:p>2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7" table:content-validation-name="val23" table:style-name="ce1">
            <text:p>2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8" table:content-validation-name="val23" table:style-name="ce1">
            <text:p>2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9" table:content-validation-name="val23" table:style-name="ce1">
            <text:p>2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0" table:content-validation-name="val23" table:style-name="ce1">
            <text:p>3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1" table:content-validation-name="val23" table:style-name="ce1">
            <text:p>3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2" table:content-validation-name="val23" table:style-name="ce1">
            <text:p>3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3" table:content-validation-name="val23" table:style-name="ce1">
            <text:p>3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4" table:content-validation-name="val23" table:style-name="ce1">
            <text:p>3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5" table:content-validation-name="val23" table:style-name="ce1">
            <text:p>3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6" table:content-validation-name="val23" table:style-name="ce1">
            <text:p>3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7" table:content-validation-name="val23" table:style-name="ce1">
            <text:p>3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8" table:content-validation-name="val23" table:style-name="ce1">
            <text:p>3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9" table:content-validation-name="val23" table:style-name="ce1">
            <text:p>3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0" table:content-validation-name="val23" table:style-name="ce1">
            <text:p>4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1" table:content-validation-name="val23" table:style-name="ce1">
            <text:p>4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2" table:content-validation-name="val23" table:style-name="ce1">
            <text:p>4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3" table:content-validation-name="val23" table:style-name="ce1">
            <text:p>4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4" table:content-validation-name="val23" table:style-name="ce1">
            <text:p>4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5" table:content-validation-name="val23" table:style-name="ce1">
            <text:p>4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6" table:content-validation-name="val23" table:style-name="ce1">
            <text:p>4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7" table:content-validation-name="val23" table:style-name="ce1">
            <text:p>4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8" table:content-validation-name="val23" table:style-name="ce1">
            <text:p>4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9" table:content-validation-name="val23" table:style-name="ce1">
            <text:p>4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0" table:content-validation-name="val23" table:style-name="ce1">
            <text:p>5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1" table:content-validation-name="val23" table:style-name="ce1">
            <text:p>5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2" table:content-validation-name="val23" table:style-name="ce1">
            <text:p>5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3" table:content-validation-name="val23" table:style-name="ce1">
            <text:p>5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4" table:content-validation-name="val23" table:style-name="ce1">
            <text:p>5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5" table:content-validation-name="val23" table:style-name="ce1">
            <text:p>5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6" table:content-validation-name="val23" table:style-name="ce1">
            <text:p>5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7" table:content-validation-name="val23" table:style-name="ce1">
            <text:p>5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8" table:content-validation-name="val23" table:style-name="ce1">
            <text:p>5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9" table:content-validation-name="val23" table:style-name="ce1">
            <text:p>5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0" table:content-validation-name="val23" table:style-name="ce1">
            <text:p>6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1" table:content-validation-name="val23" table:style-name="ce1">
            <text:p>6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2" table:content-validation-name="val23" table:style-name="ce1">
            <text:p>6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3" table:content-validation-name="val23" table:style-name="ce1">
            <text:p>6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4" table:content-validation-name="val23" table:style-name="ce1">
            <text:p>6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5" table:content-validation-name="val23" table:style-name="ce1">
            <text:p>6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6" table:content-validation-name="val23" table:style-name="ce1">
            <text:p>6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7" table:content-validation-name="val23" table:style-name="ce1">
            <text:p>6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8" table:content-validation-name="val23" table:style-name="ce1">
            <text:p>6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9" table:content-validation-name="val23" table:style-name="ce1">
            <text:p>6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0" table:content-validation-name="val23" table:style-name="ce1">
            <text:p>7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1" table:content-validation-name="val23" table:style-name="ce1">
            <text:p>7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2" table:content-validation-name="val23" table:style-name="ce1">
            <text:p>7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3" table:content-validation-name="val23" table:style-name="ce1">
            <text:p>7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4" table:content-validation-name="val23" table:style-name="ce1">
            <text:p>7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5" table:content-validation-name="val23" table:style-name="ce1">
            <text:p>7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6" table:content-validation-name="val23" table:style-name="ce1">
            <text:p>7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7" table:content-validation-name="val23" table:style-name="ce1">
            <text:p>7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8" table:content-validation-name="val23" table:style-name="ce1">
            <text:p>7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9" table:content-validation-name="val23" table:style-name="ce1">
            <text:p>7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0" table:content-validation-name="val23" table:style-name="ce1">
            <text:p>8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1" table:content-validation-name="val23" table:style-name="ce1">
            <text:p>8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2" table:content-validation-name="val23" table:style-name="ce1">
            <text:p>8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3" table:content-validation-name="val23" table:style-name="ce1">
            <text:p>8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4" table:content-validation-name="val23" table:style-name="ce1">
            <text:p>8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4_Backlog" table:style-name="ta1">
        <table:shapes>
          <draw:frame draw:z-index="1" draw:id="id4" draw:style-name="a4" draw:name="Chart 1" svg:x="4.46889in" svg:y="0.48736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4" table:formula="of:=[Sprint_03_Backlog.B1]+1" table:style-name="ce27">
            <text:p>4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11-20T00:00:00" table:formula="of:=[Sprint_03_Backlog.B3]" table:style-name="ce29">
            <text:p>Nov 20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11-27T00:00:00" table:formula="of:=[.B2]+7" table:style-name="ce29">
            <text:p>Nov 27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4" table:formula="of:=COUNTA([.D17:.D995])" table:style-name="ce27">
            <text:p>4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4" table:formula="of:=[.B7]-[.C8]" table:style-name="ce27">
            <text:p>4</text:p>
          </table:table-cell>
          <table:table-cell office:value-type="float" office:value="0" table:formula="of:=COUNTIF([.E$17:.E$995]; &quot;Completed Day 1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4" table:formula="of:=[.B8]-[.C9]" table:style-name="ce27">
            <text:p>4</text:p>
          </table:table-cell>
          <table:table-cell office:value-type="float" office:value="0" table:formula="of:=COUNTIF([.E$17:.E$995]; &quot;Completed Day 2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4" table:formula="of:=[.B9]-[.C10]" table:style-name="ce27">
            <text:p>4</text:p>
          </table:table-cell>
          <table:table-cell office:value-type="float" office:value="0" table:formula="of:=COUNTIF([.E$17:.E$995]; &quot;Completed Day 3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4" table:formula="of:=[.B10]-[.C11]" table:style-name="ce27">
            <text:p>4</text:p>
          </table:table-cell>
          <table:table-cell office:value-type="float" office:value="0" table:formula="of:=COUNTIF([.E$17:.E$995]; &quot;Completed Day 4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4" table:formula="of:=[.B11]-[.C12]" table:style-name="ce27">
            <text:p>4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4" table:formula="of:=[.B12]-[.C13]" table:style-name="ce27">
            <text:p>4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4" table:formula="of:=[.B13]-[.C14]" table:style-name="ce27">
            <text:p>4</text:p>
          </table:table-cell>
          <table:table-cell office:value-type="float" office:value="0" table:formula="of:=COUNTIF([.E$17:.E$995]; &quot;Completed Day 7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9" table:style-name="ce1">
            <text:p>1</text:p>
          </table:table-cell>
          <table:table-cell table:content-validation-name="val30" table:style-name="ce6"/>
          <table:table-cell table:content-validation-name="val31" table:style-name="ce22"/>
          <table:table-cell office:value-type="string" table:style-name="ce34">
            <text:p>--&gt; Add tasks to complete each feature for this sprint</text:p>
          </table:table-cell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" table:content-validation-name="val29" table:style-name="ce1">
            <text:p>2</text:p>
          </table:table-cell>
          <table:table-cell table:content-validation-name="val30" table:style-name="ce6"/>
          <table:table-cell table:content-validation-name="val31" table:style-name="ce22"/>
          <table:table-cell office:value-type="string" table:content-validation-name="val32" table:style-name="ce6">
            <text:p>Make plugboard</text:p>
          </table:table-cell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" table:content-validation-name="val29" table:style-name="ce1">
            <text:p>3</text:p>
          </table:table-cell>
          <table:table-cell table:content-validation-name="val30" table:style-name="ce6"/>
          <table:table-cell table:content-validation-name="val31" table:style-name="ce22"/>
          <table:table-cell office:value-type="string" table:content-validation-name="val32" table:style-name="ce6">
            <text:p>Upgrade menu</text:p>
          </table:table-cell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" table:content-validation-name="val29" table:style-name="ce1">
            <text:p>4</text:p>
          </table:table-cell>
          <table:table-cell table:content-validation-name="val30" table:style-name="ce6"/>
          <table:table-cell table:content-validation-name="val31" table:style-name="ce22"/>
          <table:table-cell office:value-type="string" table:content-validation-name="val32" table:style-name="ce6">
            <text:p>Get the File I/O working</text:p>
          </table:table-cell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" table:content-validation-name="val29" table:style-name="ce1">
            <text:p>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" table:content-validation-name="val29" table:style-name="ce1">
            <text:p>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" table:content-validation-name="val29" table:style-name="ce1">
            <text:p>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" table:content-validation-name="val29" table:style-name="ce1">
            <text:p>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9" table:content-validation-name="val29" table:style-name="ce1">
            <text:p>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0" table:content-validation-name="val29" table:style-name="ce1">
            <text:p>1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1" table:content-validation-name="val29" table:style-name="ce1">
            <text:p>1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2" table:content-validation-name="val29" table:style-name="ce1">
            <text:p>1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3" table:content-validation-name="val29" table:style-name="ce1">
            <text:p>1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4" table:content-validation-name="val29" table:style-name="ce1">
            <text:p>1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5" table:content-validation-name="val29" table:style-name="ce1">
            <text:p>1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6" table:content-validation-name="val29" table:style-name="ce1">
            <text:p>1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7" table:content-validation-name="val29" table:style-name="ce1">
            <text:p>1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8" table:content-validation-name="val29" table:style-name="ce1">
            <text:p>1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9" table:content-validation-name="val29" table:style-name="ce1">
            <text:p>1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0" table:content-validation-name="val29" table:style-name="ce1">
            <text:p>2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1" table:content-validation-name="val29" table:style-name="ce1">
            <text:p>2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2" table:content-validation-name="val29" table:style-name="ce1">
            <text:p>2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3" table:content-validation-name="val29" table:style-name="ce1">
            <text:p>2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4" table:content-validation-name="val29" table:style-name="ce1">
            <text:p>2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5" table:content-validation-name="val29" table:style-name="ce1">
            <text:p>2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6" table:content-validation-name="val29" table:style-name="ce1">
            <text:p>2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7" table:content-validation-name="val29" table:style-name="ce1">
            <text:p>2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8" table:content-validation-name="val29" table:style-name="ce1">
            <text:p>2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9" table:content-validation-name="val29" table:style-name="ce1">
            <text:p>2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0" table:content-validation-name="val29" table:style-name="ce1">
            <text:p>3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1" table:content-validation-name="val29" table:style-name="ce1">
            <text:p>3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2" table:content-validation-name="val29" table:style-name="ce1">
            <text:p>3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3" table:content-validation-name="val29" table:style-name="ce1">
            <text:p>3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4" table:content-validation-name="val29" table:style-name="ce1">
            <text:p>3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5" table:content-validation-name="val29" table:style-name="ce1">
            <text:p>3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6" table:content-validation-name="val29" table:style-name="ce1">
            <text:p>3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7" table:content-validation-name="val29" table:style-name="ce1">
            <text:p>3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8" table:content-validation-name="val29" table:style-name="ce1">
            <text:p>3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9" table:content-validation-name="val29" table:style-name="ce1">
            <text:p>3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0" table:content-validation-name="val29" table:style-name="ce1">
            <text:p>4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1" table:content-validation-name="val29" table:style-name="ce1">
            <text:p>4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2" table:content-validation-name="val29" table:style-name="ce1">
            <text:p>4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3" table:content-validation-name="val29" table:style-name="ce1">
            <text:p>4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4" table:content-validation-name="val29" table:style-name="ce1">
            <text:p>4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5" table:content-validation-name="val29" table:style-name="ce1">
            <text:p>4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6" table:content-validation-name="val29" table:style-name="ce1">
            <text:p>4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7" table:content-validation-name="val29" table:style-name="ce1">
            <text:p>4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8" table:content-validation-name="val29" table:style-name="ce1">
            <text:p>4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9" table:content-validation-name="val29" table:style-name="ce1">
            <text:p>4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0" table:content-validation-name="val29" table:style-name="ce1">
            <text:p>5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1" table:content-validation-name="val29" table:style-name="ce1">
            <text:p>5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2" table:content-validation-name="val29" table:style-name="ce1">
            <text:p>5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3" table:content-validation-name="val29" table:style-name="ce1">
            <text:p>5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4" table:content-validation-name="val29" table:style-name="ce1">
            <text:p>5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5" table:content-validation-name="val29" table:style-name="ce1">
            <text:p>5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6" table:content-validation-name="val29" table:style-name="ce1">
            <text:p>5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7" table:content-validation-name="val29" table:style-name="ce1">
            <text:p>5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8" table:content-validation-name="val29" table:style-name="ce1">
            <text:p>5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9" table:content-validation-name="val29" table:style-name="ce1">
            <text:p>5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0" table:content-validation-name="val29" table:style-name="ce1">
            <text:p>6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1" table:content-validation-name="val29" table:style-name="ce1">
            <text:p>6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2" table:content-validation-name="val29" table:style-name="ce1">
            <text:p>6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3" table:content-validation-name="val29" table:style-name="ce1">
            <text:p>6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4" table:content-validation-name="val29" table:style-name="ce1">
            <text:p>6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5" table:content-validation-name="val29" table:style-name="ce1">
            <text:p>6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6" table:content-validation-name="val29" table:style-name="ce1">
            <text:p>6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7" table:content-validation-name="val29" table:style-name="ce1">
            <text:p>6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8" table:content-validation-name="val29" table:style-name="ce1">
            <text:p>6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9" table:content-validation-name="val29" table:style-name="ce1">
            <text:p>6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0" table:content-validation-name="val29" table:style-name="ce1">
            <text:p>7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1" table:content-validation-name="val29" table:style-name="ce1">
            <text:p>7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2" table:content-validation-name="val29" table:style-name="ce1">
            <text:p>7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3" table:content-validation-name="val29" table:style-name="ce1">
            <text:p>7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4" table:content-validation-name="val29" table:style-name="ce1">
            <text:p>7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5" table:content-validation-name="val29" table:style-name="ce1">
            <text:p>7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6" table:content-validation-name="val29" table:style-name="ce1">
            <text:p>7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7" table:content-validation-name="val29" table:style-name="ce1">
            <text:p>7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8" table:content-validation-name="val29" table:style-name="ce1">
            <text:p>7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9" table:content-validation-name="val29" table:style-name="ce1">
            <text:p>7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0" table:content-validation-name="val29" table:style-name="ce1">
            <text:p>8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1" table:content-validation-name="val29" table:style-name="ce1">
            <text:p>8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2" table:content-validation-name="val29" table:style-name="ce1">
            <text:p>8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3" table:content-validation-name="val29" table:style-name="ce1">
            <text:p>8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4" table:content-validation-name="val29" table:style-name="ce1">
            <text:p>8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Austin Hansen</meta:initial-creator>
    <dc:creator>Austin Hansen</dc:creator>
    <meta:creation-date>2016-03-21T22:16:37Z</meta:creation-date>
    <dc:date>2019-04-23T05:23:02Z</dc:date>
    <meta:editing-cycles>125</meta:editing-cycles>
    <meta:editing-duration>PT6590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400787401575pt" svg:width="453.69pt" chart:style-name="Crt0">
        <chart:title chart:style-name="CT00">
          <text:p text:style-name="a0" text:class-names="" text:cond-style-name="">Product Backlog Burn Chart</text:p>
        </chart:title>
        <chart:plot-area svg:x="19.69976377952756pt" svg:y="30.89409448818898pt" svg:width="421.5184251968504pt" svg:height="167.4232283464567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2:.$B$16" chart:class="chart:scatter" chart:attached-axis="primary-y" chart:style-name="G0S0">
            <chart:domain table:cell-range-address="Product_Backlog.$A$12:.$A$16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